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46235" officeooo:paragraph-rsid="00046235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46235" officeooo:paragraph-rsid="00046235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" style:family="paragraph" style:parent-style-name="Standard">
      <style:text-properties style:font-name="Monospace" fo:font-size="10pt" officeooo:rsid="00046235" officeooo:paragraph-rsid="00046235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text-properties fo:font-size="16pt" officeooo:rsid="00046235" officeooo:paragraph-rsid="00046235" style:font-size-asian="16pt" style:font-size-complex="16pt"/>
    </style:style>
    <style:style style:name="P7" style:family="paragraph" style:parent-style-name="Standard">
      <style:text-properties fo:color="#bf0041" loext:opacity="100%" fo:font-size="20pt" officeooo:rsid="00046235" officeooo:paragraph-rsid="00046235" style:font-size-asian="20pt" style:font-size-complex="20pt"/>
    </style:style>
    <style:style style:name="T1" style:family="text">
      <style:text-properties fo:color="#808000" loext:opacity="100%" style:font-name="Monospace" fo:font-size="10pt" style:font-size-asian="10pt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000000" loext:opacity="100%" style:font-name="Monospace"/>
    </style:style>
    <style:style style:name="T4" style:family="text">
      <style:text-properties fo:color="#212121" loext:opacity="100%" style:font-name="Monospace" fo:font-size="10pt" style:font-size-asian="10pt"/>
    </style:style>
    <style:style style:name="T5" style:family="text">
      <style:text-properties fo:color="#008080" loext:opacity="100%" style:font-name="Monospace" fo:font-size="10pt" style:font-size-asian="10pt"/>
    </style:style>
    <style:style style:name="T6" style:family="text">
      <style:text-properties fo:color="#268bd2" loext:opacity="100%" style:font-name="Monospace" fo:font-size="10pt" style:font-size-asian="10pt"/>
    </style:style>
    <style:style style:name="T7" style:family="text">
      <style:text-properties fo:color="#93a1a1" loext:opacity="100%" style:font-name="Monospace" fo:font-size="10pt" style:font-size-asian="10pt"/>
    </style:style>
    <style:style style:name="T8" style:family="text">
      <style:text-properties fo:color="#2aa198" loext:opacity="100%" style:font-name="Monospace" fo:font-size="10pt" style:font-size-asian="10pt"/>
    </style:style>
    <style:style style:name="T9" style:family="text">
      <style:text-properties fo:color="#2aa198" loext:opacity="100%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apstone_Demoblaze</text:p>
      <text:p text:style-name="P1"/>
      <text:p text:style-name="P1"/>
      <text:p text:style-name="P6">Feature File:</text:p>
      <text:p text:style-name="P1"/>
      <text:p text:style-name="P4"/>
      <text:p text:style-name="P5"><text:span text:style-name="T1">Feature:Login </text:span><text:span text:style-name="T2">functionality</text:span><text:span text:style-name="T4"> </text:span><text:span text:style-name="T2">of</text:span><text:span text:style-name="T4"> </text:span><text:span text:style-name="T2">demoblaze</text:span></text:p>
      <text:p text:style-name="P5"><text:span text:style-name="T1">Scenario:Successful </text:span><text:span text:style-name="T2">login</text:span></text:p>
      <text:p text:style-name="P5"><text:span text:style-name="T5">Given </text:span><text:span text:style-name="T2">user</text:span><text:span text:style-name="T4"> </text:span><text:span text:style-name="T2">opens</text:span><text:span text:style-name="T4"> </text:span><text:span text:style-name="T2">the</text:span><text:span text:style-name="T4"> </text:span><text:span text:style-name="T2">demoblaze</text:span><text:span text:style-name="T4"> </text:span><text:span text:style-name="T2">login</text:span><text:span text:style-name="T4"> </text:span><text:span text:style-name="T2">page</text:span></text:p>
      <text:p text:style-name="P5"><text:span text:style-name="T5">When </text:span><text:span text:style-name="T4"><text:s/></text:span><text:span text:style-name="T2">user</text:span><text:span text:style-name="T4"> </text:span><text:span text:style-name="T2">enters</text:span><text:span text:style-name="T4"> </text:span><text:span text:style-name="T2">username</text:span></text:p>
      <text:p text:style-name="P5"><text:span text:style-name="T5">And </text:span><text:span text:style-name="T4"><text:s/></text:span><text:span text:style-name="T2">user</text:span><text:span text:style-name="T4"> </text:span><text:span text:style-name="T2">enters</text:span><text:span text:style-name="T4"> </text:span><text:span text:style-name="T2">password</text:span></text:p>
      <text:p text:style-name="P5"><text:span text:style-name="T5">Then </text:span><text:span text:style-name="T4"><text:s/></text:span><text:span text:style-name="T2">user</text:span><text:span text:style-name="T4"> </text:span><text:span text:style-name="T2">should</text:span><text:span text:style-name="T4"> </text:span><text:span text:style-name="T2">be</text:span><text:span text:style-name="T4"> </text:span><text:span text:style-name="T2">logged</text:span><text:span text:style-name="T4"> </text:span><text:span text:style-name="T2">in</text:span><text:span text:style-name="T4"> </text:span><text:span text:style-name="T2">successfully</text:span></text:p>
      <text:p text:style-name="P3"/>
      <text:p text:style-name="P5"><text:span text:style-name="T1">Scenario: </text:span><text:span text:style-name="T4"><text:s/></text:span><text:span text:style-name="T2">wrong</text:span><text:span text:style-name="T4"> </text:span><text:span text:style-name="T2">username</text:span><text:span text:style-name="T4"> </text:span><text:span text:style-name="T2">unsuccessful</text:span><text:span text:style-name="T4"> </text:span><text:span text:style-name="T2">login</text:span></text:p>
      <text:p text:style-name="P5"><text:span text:style-name="T5">Given </text:span><text:span text:style-name="T2">user</text:span><text:span text:style-name="T4"> </text:span><text:span text:style-name="T2">opens</text:span><text:span text:style-name="T4"> </text:span><text:span text:style-name="T2">the</text:span><text:span text:style-name="T4"> </text:span><text:span text:style-name="T2">demoblaze</text:span><text:span text:style-name="T4"> </text:span><text:span text:style-name="T2">login</text:span><text:span text:style-name="T4"> </text:span><text:span text:style-name="T2">page</text:span></text:p>
      <text:p text:style-name="P5"><text:span text:style-name="T5">When </text:span><text:span text:style-name="T4"><text:s/></text:span><text:span text:style-name="T2">user</text:span><text:span text:style-name="T4"> </text:span><text:span text:style-name="T2">enters</text:span><text:span text:style-name="T4"> </text:span><text:span text:style-name="T2">invalid</text:span><text:span text:style-name="T4"> </text:span><text:span text:style-name="T2">username</text:span></text:p>
      <text:p text:style-name="P5"><text:span text:style-name="T5">And </text:span><text:span text:style-name="T4"><text:s/></text:span><text:span text:style-name="T2">user</text:span><text:span text:style-name="T4"> </text:span><text:span text:style-name="T2">enters</text:span><text:span text:style-name="T4"> </text:span><text:span text:style-name="T2">correct</text:span><text:span text:style-name="T4"> </text:span><text:span text:style-name="T2">password</text:span></text:p>
      <text:p text:style-name="P5"><text:span text:style-name="T5">Then </text:span><text:span text:style-name="T4"><text:s/></text:span><text:span text:style-name="T2">user</text:span><text:span text:style-name="T4"> </text:span><text:span text:style-name="T2">should</text:span><text:span text:style-name="T4"> <text:s/></text:span><text:span text:style-name="T2">get</text:span><text:span text:style-name="T4"> </text:span><text:span text:style-name="T2">wrong</text:span><text:span text:style-name="T4"> </text:span><text:span text:style-name="T2">username</text:span></text:p>
      <text:p text:style-name="P3"/>
      <text:p text:style-name="P3"/>
      <text:p text:style-name="P5"><text:span text:style-name="T1">Scenario: </text:span><text:span text:style-name="T4"><text:s/></text:span><text:span text:style-name="T2">wrong</text:span><text:span text:style-name="T4"> </text:span><text:span text:style-name="T2">password</text:span><text:span text:style-name="T4"> </text:span><text:span text:style-name="T2">unsuccessful</text:span><text:span text:style-name="T4"> </text:span><text:span text:style-name="T2">login</text:span></text:p>
      <text:p text:style-name="P5"><text:span text:style-name="T5">Given </text:span><text:span text:style-name="T2">user</text:span><text:span text:style-name="T4"> </text:span><text:span text:style-name="T2">opens</text:span><text:span text:style-name="T4"> </text:span><text:span text:style-name="T2">the</text:span><text:span text:style-name="T4"> </text:span><text:span text:style-name="T2">demoblaze</text:span><text:span text:style-name="T4"> </text:span><text:span text:style-name="T2">login</text:span><text:span text:style-name="T4"> </text:span><text:span text:style-name="T2">page</text:span></text:p>
      <text:p text:style-name="P5"><text:span text:style-name="T5">When </text:span><text:span text:style-name="T4"><text:s/></text:span><text:span text:style-name="T2">user</text:span><text:span text:style-name="T4"> </text:span><text:span text:style-name="T2">enters</text:span><text:span text:style-name="T4"> </text:span><text:span text:style-name="T2">correct</text:span><text:span text:style-name="T4"> <text:s/></text:span><text:span text:style-name="T2">username</text:span></text:p>
      <text:p text:style-name="P5"><text:span text:style-name="T5">And </text:span><text:span text:style-name="T4"><text:s/></text:span><text:span text:style-name="T2">user</text:span><text:span text:style-name="T4"> </text:span><text:span text:style-name="T2">enters</text:span><text:span text:style-name="T4"> <text:s/></text:span><text:span text:style-name="T2">invalid</text:span><text:span text:style-name="T4"> </text:span><text:span text:style-name="T2">password</text:span></text:p>
      <text:p text:style-name="P1"><text:span text:style-name="T5">Then </text:span><text:span text:style-name="T4"><text:s/></text:span><text:span text:style-name="T2">user</text:span><text:span text:style-name="T4"> </text:span><text:span text:style-name="T2">should</text:span><text:span text:style-name="T4"> <text:s/></text:span><text:span text:style-name="T2">get</text:span><text:span text:style-name="T4"> </text:span><text:span text:style-name="T2">wrong</text:span><text:span text:style-name="T4"> </text:span><text:span text:style-name="T2">password</text:span></text:p>
      <text:p text:style-name="P1"><text:span text:style-name="T2"/></text:p>
      <text:p text:style-name="P1"><text:span text:style-name="T2"/></text:p>
      <text:p text:style-name="P6"><text:span text:style-name="T3">LoginPage: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package pages;</text:span></text:p>
      <text:p text:style-name="P1"><text:span text:style-name="T2"/></text:p>
      <text:p text:style-name="P1"><text:span text:style-name="T2"><text:tab/>import org.openqa.selenium.By;</text:span></text:p>
      <text:p text:style-name="P1"><text:span text:style-name="T2"><text:tab/>import org.openqa.selenium.WebDriver;</text:span></text:p>
      <text:p text:style-name="P1"><text:span text:style-name="T2"/></text:p>
      <text:p text:style-name="P1"><text:span text:style-name="T2"><text:tab/>public class Loginpage {</text:span></text:p>
      <text:p text:style-name="P1"><text:span text:style-name="T2"/></text:p>
      <text:p text:style-name="P1"><text:span text:style-name="T2"><text:tab/> <text:s text:c="3"/>WebDriver driver;</text:span></text:p>
      <text:p text:style-name="P1"><text:span text:style-name="T2"/></text:p>
      <text:p text:style-name="P1"><text:span text:style-name="T2"><text:tab/> <text:s text:c="3"/>public Loginpage(WebDriver driver) {</text:span></text:p>
      <text:p text:style-name="P1"><text:span text:style-name="T2"><text:tab/> <text:s text:c="7"/>this.driver = driver;</text:span></text:p>
      <text:p text:style-name="P1"><text:span text:style-name="T2"><text:tab/> <text:s text:c="3"/>}</text:span></text:p>
      <text:p text:style-name="P1"><text:span text:style-name="T2"/></text:p>
      <text:p text:style-name="P1"><text:span text:style-name="T2"><text:tab/> <text:s text:c="3"/>By loginBtn = By.id("login2");</text:span></text:p>
      <text:p text:style-name="P1"><text:span text:style-name="T2"><text:tab/> <text:s text:c="3"/>By username = By.id("loginusername");</text:span></text:p>
      <text:p text:style-name="P1"><text:span text:style-name="T2"><text:tab/> <text:s text:c="3"/>By password = By.id("loginpassword");</text:span></text:p>
      <text:p text:style-name="P1"><text:span text:style-name="T2"><text:tab/> <text:s text:c="3"/>By loginSubmit = By.xpath("//button[text()='Log in']");</text:span></text:p>
      <text:p text:style-name="P1"><text:span text:style-name="T2"/></text:p>
      <text:p text:style-name="P1"><text:span text:style-name="T2"><text:tab/> <text:s text:c="3"/>public void clickLogin() {</text:span></text:p>
      <text:p text:style-name="P1"><text:span text:style-name="T2"><text:tab/> <text:s text:c="7"/>driver.findElement(loginBtn).click();</text:span></text:p>
      <text:p text:style-name="P1"><text:span text:style-name="T2"><text:tab/> <text:s text:c="3"/>}</text:span></text:p>
      <text:p text:style-name="P1"><text:span text:style-name="T2"/></text:p>
      <text:p text:style-name="P1"><text:span text:style-name="T2"><text:tab/> <text:s text:c="3"/>public void enterUsername(String user) {</text:span></text:p>
      <text:p text:style-name="P1"><text:span text:style-name="T2"><text:tab/> <text:s text:c="7"/>driver.findElement(username).sendKeys(user);</text:span></text:p>
      <text:p text:style-name="P1"><text:span text:style-name="T2"><text:tab/> <text:s text:c="3"/>}</text:span></text:p>
      <text:p text:style-name="P1"><text:span text:style-name="T2"/></text:p>
      <text:p text:style-name="P1"><text:span text:style-name="T2"><text:tab/> <text:s text:c="3"/>public void enterPassword(String pass) {</text:span></text:p>
      <text:p text:style-name="P1"><text:span text:style-name="T2"><text:tab/> <text:s text:c="7"/>driver.findElement(password).sendKeys(pass);</text:span></text:p>
      <text:p text:style-name="P1"><text:soft-page-break/><text:span text:style-name="T2"><text:tab/> <text:s text:c="3"/>}</text:span></text:p>
      <text:p text:style-name="P1"><text:span text:style-name="T2"/></text:p>
      <text:p text:style-name="P1"><text:span text:style-name="T2"><text:tab/> <text:s text:c="3"/>public void clickLoginSubmit() {</text:span></text:p>
      <text:p text:style-name="P1"><text:span text:style-name="T2"><text:tab/> <text:s text:c="7"/>driver.findElement(loginSubmit).click();</text:span></text:p>
      <text:p text:style-name="P1"><text:span text:style-name="T2"><text:tab/> <text:s text:c="3"/>}</text:span></text:p>
      <text:p text:style-name="P1"><text:span text:style-name="T2"><text:tab/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6"><text:span text:style-name="T3">Glue Code: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package Stepdefinitions;</text:span></text:p>
      <text:p text:style-name="P1"><text:span text:style-name="T2"/></text:p>
      <text:p text:style-name="P1"><text:span text:style-name="T2">import org.openqa.selenium.By;</text:span></text:p>
      <text:p text:style-name="P1"><text:span text:style-name="T2">import org.openqa.selenium.By.ByXPath;</text:span></text:p>
      <text:p text:style-name="P1"><text:span text:style-name="T2">import org.openqa.selenium.WebDriver;</text:span></text:p>
      <text:p text:style-name="P1"><text:span text:style-name="T2">import org.openqa.selenium.WebElement;</text:span></text:p>
      <text:p text:style-name="P1"><text:span text:style-name="T2">import org.openqa.selenium.chrome.ChromeDriver;</text:span></text:p>
      <text:p text:style-name="P1"><text:span text:style-name="T2">import org.openqa.selenium.support.ui.ExpectedConditions;</text:span></text:p>
      <text:p text:style-name="P1"><text:span text:style-name="T2">import org.openqa.selenium.support.ui.WebDriverWait;</text:span></text:p>
      <text:p text:style-name="P1"><text:span text:style-name="T2"/></text:p>
      <text:p text:style-name="P1"><text:span text:style-name="T2">import io.cucumber.java.en.Given;</text:span></text:p>
      <text:p text:style-name="P1"><text:span text:style-name="T2">import io.cucumber.java.en.Then;</text:span></text:p>
      <text:p text:style-name="P1"><text:span text:style-name="T2">import io.cucumber.java.en.When;</text:span></text:p>
      <text:p text:style-name="P1"><text:span text:style-name="T2">//import io.cucumber.messages.types.Duration;</text:span></text:p>
      <text:p text:style-name="P1"><text:span text:style-name="T2">import java.time.Duration;</text:span></text:p>
      <text:p text:style-name="P1"><text:span text:style-name="T2"/></text:p>
      <text:p text:style-name="P1"><text:span text:style-name="T2">public class LoginSteps {</text:span></text:p>
      <text:p text:style-name="P1"><text:span text:style-name="T2"><text:tab/>WebDriver driver;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@Given("user opens the demoblaze login page")</text:span></text:p>
      <text:p text:style-name="P1"><text:span text:style-name="T2"><text:tab/>public void user_opens_the_demoblaze_login_page() throws InterruptedException {</text:span></text:p>
      <text:p text:style-name="P1"><text:span text:style-name="T2"><text:tab/><text:tab/>driver=new ChromeDriver();</text:span></text:p>
      <text:p text:style-name="P1"><text:span text:style-name="T2"><text:tab/><text:tab/>driver.manage().window().maximize();</text:span></text:p>
      <text:p text:style-name="P1"><text:span text:style-name="T2"><text:tab/><text:tab/>// <text:s/>WebDriverWait wait = new WebDriverWait(driver, Duration.ofSeconds(10));</text:span></text:p>
      <text:p text:style-name="P1"><text:span text:style-name="T2"><text:tab/><text:tab/>driver.get("https://www.demoblaze.com");</text:span></text:p>
      <text:p text:style-name="P1"><text:span text:style-name="T2"><text:tab/><text:tab/>Thread.sleep(2000);</text:span></text:p>
      <text:p text:style-name="P1"><text:span text:style-name="T2"><text:tab/><text:tab/>driver.manage().timeouts().implicitlyWait(Duration.ofSeconds(10));</text:span></text:p>
      <text:p text:style-name="P1"><text:span text:style-name="T2"><text:tab/><text:tab/>driver.findElement(By.xpath("//*[@id=\"login2\"]")).click();</text:span></text:p>
      <text:p text:style-name="P1"><text:span text:style-name="T2"><text:tab/><text:tab/>Thread.sleep(2000);</text:span></text:p>
      <text:p text:style-name="P1"><text:span text:style-name="T2"><text:tab/> <text:s text:c="3"/></text:span></text:p>
      <text:p text:style-name="P1"><text:span text:style-name="T2"><text:tab/>}</text:span></text:p>
      <text:p text:style-name="P1"><text:span text:style-name="T2"/></text:p>
      <text:p text:style-name="P1"><text:span text:style-name="T2"><text:tab/>@When("user enters username")</text:span></text:p>
      <text:p text:style-name="P1"><text:span text:style-name="T2"><text:tab/>public void user_enters_username() throws InterruptedException {</text:span></text:p>
      <text:p text:style-name="P1"><text:span text:style-name="T2"><text:tab/><text:tab/>driver.manage().timeouts().implicitlyWait(Duration.ofSeconds(10));</text:span></text:p>
      <text:p text:style-name="P1"><text:span text:style-name="T2"><text:tab/><text:tab/>Thread.sleep(2000);</text:span></text:p>
      <text:p text:style-name="P1"><text:span text:style-name="T2"><text:tab/>WebElement user =driver.findElement(By.xpath("//input[@id='loginusername']"));</text:span></text:p>
      <text:p text:style-name="P1"><text:span text:style-name="T2"><text:tab/>user.clear();</text:span></text:p>
      <text:p text:style-name="P1"><text:span text:style-name="T2"><text:tab/>user.sendKeys("Pujitha005");</text:span></text:p>
      <text:p text:style-name="P1"><text:span text:style-name="T2"><text:tab/>Thread.sleep(2000);</text:span></text:p>
      <text:p text:style-name="P1"><text:span text:style-name="T2"><text:tab/><text:tab/></text:span></text:p>
      <text:p text:style-name="P1"><text:span text:style-name="T2"><text:tab/> <text:s text:c="7"/></text:span></text:p>
      <text:p text:style-name="P1"><text:span text:style-name="T2"><text:tab/>}</text:span></text:p>
      <text:p text:style-name="P1"><text:soft-page-break/><text:span text:style-name="T2"/></text:p>
      <text:p text:style-name="P1"><text:span text:style-name="T2"><text:tab/>@When("user enters password")</text:span></text:p>
      <text:p text:style-name="P1"><text:span text:style-name="T2"><text:tab/>public void user_enters_password() throws InterruptedException{</text:span></text:p>
      <text:p text:style-name="P1"><text:span text:style-name="T2"><text:tab/><text:tab/>driver.manage().timeouts().implicitlyWait(Duration.ofSeconds(10));</text:span></text:p>
      <text:p text:style-name="P1"><text:span text:style-name="T2"><text:tab/><text:tab/>Thread.sleep(2000);</text:span></text:p>
      <text:p text:style-name="P1"><text:span text:style-name="T2"><text:tab/> <text:s/>driver.findElement(By.xpath("//*[@id=\"loginpassword\"]")).sendKeys("1234pujitha");</text:span></text:p>
      <text:p text:style-name="P1"><text:span text:style-name="T2"><text:tab/> <text:s/>Thread.sleep(2000);</text:span></text:p>
      <text:p text:style-name="P1"><text:span text:style-name="T2"><text:s text:c="3"/></text:span></text:p>
      <text:p text:style-name="P1"><text:span text:style-name="T2"><text:tab/>}</text:span></text:p>
      <text:p text:style-name="P1"><text:span text:style-name="T2"><text:tab/>@When("user clicks on login button")</text:span></text:p>
      <text:p text:style-name="P1"><text:span text:style-name="T2"><text:tab/>public void user_clicks_on_login_button() throws InterruptedException {</text:span></text:p>
      <text:p text:style-name="P1"><text:span text:style-name="T2"><text:tab/><text:tab/>driver.manage().timeouts().implicitlyWait(Duration.ofSeconds(10));</text:span></text:p>
      <text:p text:style-name="P1"><text:span text:style-name="T2"><text:tab/><text:tab/>Thread.sleep(2000);</text:span></text:p>
      <text:p text:style-name="P1"><text:span text:style-name="T2"><text:tab/><text:tab/>driver.findElement(By.xpath("//*[@id=\"logInModal\"]/div/div/div[3]/button[2]")).click();</text:span></text:p>
      <text:p text:style-name="P1"><text:span text:style-name="T2"><text:tab/><text:tab/>Thread.sleep(2000);</text:span></text:p>
      <text:p text:style-name="P1"><text:span text:style-name="T2"><text:tab/><text:tab/></text:span></text:p>
      <text:p text:style-name="P1"><text:span text:style-name="T2"><text:tab/><text:tab/></text:span></text:p>
      <text:p text:style-name="P1"><text:span text:style-name="T2"><text:tab/>}</text:span></text:p>
      <text:p text:style-name="P1"><text:span text:style-name="T2"><text:tab/>@Then ("user should be logged in successfully")</text:span></text:p>
      <text:p text:style-name="P1"><text:span text:style-name="T2"><text:tab/>public void user_should_be_logged_in_successfully() throws InterruptedException {</text:span></text:p>
      <text:p text:style-name="P1"><text:span text:style-name="T2"><text:tab/><text:tab/>driver.manage().timeouts().implicitlyWait(Duration.ofSeconds(20));</text:span></text:p>
      <text:p text:style-name="P1"><text:span text:style-name="T2"><text:tab/><text:tab/>System.out.println("Login successful");</text:span></text:p>
      <text:p text:style-name="P1"><text:span text:style-name="T2"><text:tab/><text:tab/>Thread.sleep(2000);</text:span></text:p>
      <text:p text:style-name="P1"><text:span text:style-name="T2"><text:tab/><text:tab/>driver.quit();</text:span></text:p>
      <text:p text:style-name="P1"><text:span text:style-name="T2"><text:tab/>}</text:span></text:p>
      <text:p text:style-name="P1"><text:span text:style-name="T2"><text:tab/></text:span></text:p>
      <text:p text:style-name="P1"><text:span text:style-name="T2"/></text:p>
      <text:p text:style-name="P1"><text:span text:style-name="T2">@When("user enters invalid username")</text:span></text:p>
      <text:p text:style-name="P1"><text:span text:style-name="T2">public void user_enters_invalid_username() throws InterruptedException {</text:span></text:p>
      <text:p text:style-name="P1"><text:span text:style-name="T2"><text:tab/>driver.manage().timeouts().implicitlyWait(Duration.ofSeconds(10));</text:span></text:p>
      <text:p text:style-name="P1"><text:span text:style-name="T2"><text:tab/>Thread.sleep(2000);</text:span></text:p>
      <text:p text:style-name="P1"><text:span text:style-name="T2">WebElement user =driver.findElement(By.xpath("//input[@id='loginusername']"));</text:span></text:p>
      <text:p text:style-name="P1"><text:span text:style-name="T2">user.clear();</text:span></text:p>
      <text:p text:style-name="P1"><text:span text:style-name="T2">user.sendKeys("Latha1705");</text:span></text:p>
      <text:p text:style-name="P1"><text:span text:style-name="T2">Thread.sleep(2000);</text:span></text:p>
      <text:p text:style-name="P1"><text:span text:style-name="T2"><text:s text:c="4"/></text:span></text:p>
      <text:p text:style-name="P1"><text:span text:style-name="T2">}</text:span></text:p>
      <text:p text:style-name="P1"><text:span text:style-name="T2"/></text:p>
      <text:p text:style-name="P1"><text:span text:style-name="T2">@When("user enters correct password")</text:span></text:p>
      <text:p text:style-name="P1"><text:span text:style-name="T2">public void user_enters_correct_password() throws InterruptedException {</text:span></text:p>
      <text:p text:style-name="P1"><text:span text:style-name="T2"><text:tab/>driver.manage().timeouts().implicitlyWait(Duration.ofSeconds(10));</text:span></text:p>
      <text:p text:style-name="P1"><text:span text:style-name="T2"><text:tab/>Thread.sleep(2000);</text:span></text:p>
      <text:p text:style-name="P1"><text:span text:style-name="T2"><text:s text:c="2"/>driver.findElement(By.xpath("//*[@id=\"loginpassword\"]")).sendKeys("1234pujitha");</text:span></text:p>
      <text:p text:style-name="P1"><text:span text:style-name="T2"><text:s text:c="2"/>Thread.sleep(2000);</text:span></text:p>
      <text:p text:style-name="P1"><text:span text:style-name="T2"/></text:p>
      <text:p text:style-name="P1"><text:span text:style-name="T2"><text:s text:c="4"/></text:span></text:p>
      <text:p text:style-name="P1"><text:span text:style-name="T2">}</text:span></text:p>
      <text:p text:style-name="P1"><text:span text:style-name="T2"/></text:p>
      <text:p text:style-name="P1"><text:span text:style-name="T2">@Then("user should <text:s/>get wrong username")</text:span></text:p>
      <text:p text:style-name="P1"><text:span text:style-name="T2">public void user_should_get_wrong_username() throws InterruptedException {</text:span></text:p>
      <text:p text:style-name="P1"><text:span text:style-name="T2"><text:tab/>driver.manage().timeouts().implicitlyWait(Duration.ofSeconds(20));</text:span></text:p>
      <text:p text:style-name="P1"><text:span text:style-name="T2"><text:tab/>System.out.println("user Latha1705 <text:s/>does not exist");</text:span></text:p>
      <text:p text:style-name="P1"><text:span text:style-name="T2"><text:tab/>Thread.sleep(2000);</text:span></text:p>
      <text:p text:style-name="P1"><text:span text:style-name="T2"><text:tab/>driver.quit();</text:span></text:p>
      <text:p text:style-name="P1"><text:span text:style-name="T2"><text:s text:c="4"/></text:span></text:p>
      <text:p text:style-name="P1"><text:soft-page-break/><text:span text:style-name="T2">}</text:span></text:p>
      <text:p text:style-name="P1"><text:span text:style-name="T2"/></text:p>
      <text:p text:style-name="P1"><text:span text:style-name="T2">@When("user enters correct <text:s/>username")</text:span></text:p>
      <text:p text:style-name="P1"><text:span text:style-name="T2">public void user_enters_correct_username() throws Exception {</text:span></text:p>
      <text:p text:style-name="P1"><text:span text:style-name="T2"><text:tab/>driver.manage().timeouts().implicitlyWait(Duration.ofSeconds(10));</text:span></text:p>
      <text:p text:style-name="P1"><text:span text:style-name="T2"><text:tab/>Thread.sleep(2000);</text:span></text:p>
      <text:p text:style-name="P1"><text:span text:style-name="T2">WebElement user =driver.findElement(By.xpath("//input[@id='loginusername']"));</text:span></text:p>
      <text:p text:style-name="P1"><text:span text:style-name="T2">user.clear();</text:span></text:p>
      <text:p text:style-name="P1"><text:span text:style-name="T2">user.sendKeys("Pujitha005");</text:span></text:p>
      <text:p text:style-name="P1"><text:span text:style-name="T2">Thread.sleep(2000);</text:span></text:p>
      <text:p text:style-name="P1"><text:span text:style-name="T2">}</text:span></text:p>
      <text:p text:style-name="P1"><text:span text:style-name="T2"/></text:p>
      <text:p text:style-name="P1"><text:span text:style-name="T2">@When("user enters <text:s/>invalid password")</text:span></text:p>
      <text:p text:style-name="P1"><text:span text:style-name="T2">public void user_enters_invalid_password() throws InterruptedException {</text:span></text:p>
      <text:p text:style-name="P1"><text:span text:style-name="T2"><text:tab/>driver.manage().timeouts().implicitlyWait(Duration.ofSeconds(10));</text:span></text:p>
      <text:p text:style-name="P1"><text:span text:style-name="T2"><text:tab/><text:tab/>Thread.sleep(2000);</text:span></text:p>
      <text:p text:style-name="P1"><text:span text:style-name="T2"><text:tab/> <text:s/>driver.findElement(By.xpath("//*[@id=\"loginpassword\"]")).sendKeys("1234latha");</text:span></text:p>
      <text:p text:style-name="P1"><text:span text:style-name="T2"><text:tab/> <text:s/>Thread.sleep(2000);</text:span></text:p>
      <text:p text:style-name="P1"><text:span text:style-name="T2"><text:s text:c="3"/></text:span></text:p>
      <text:p text:style-name="P1"><text:span text:style-name="T2"><text:s text:c="4"/></text:span></text:p>
      <text:p text:style-name="P1"><text:span text:style-name="T2">}</text:span></text:p>
      <text:p text:style-name="P1"><text:span text:style-name="T2"/></text:p>
      <text:p text:style-name="P1"><text:span text:style-name="T2">@Then("user should <text:s/>get wrong password")</text:span></text:p>
      <text:p text:style-name="P1"><text:span text:style-name="T2">public void user_should_get_wrong_password() throws InterruptedException {</text:span></text:p>
      <text:p text:style-name="P1"><text:span text:style-name="T2"><text:tab/>driver.manage().timeouts().implicitlyWait(Duration.ofSeconds(20));</text:span></text:p>
      <text:p text:style-name="P1"><text:span text:style-name="T2"><text:tab/>System.out.println("incorrect password");</text:span></text:p>
      <text:p text:style-name="P1"><text:span text:style-name="T2"><text:tab/>Thread.sleep(2000);</text:span></text:p>
      <text:p text:style-name="P1"><text:span text:style-name="T2"><text:tab/>driver.quit();</text:span></text:p>
      <text:p text:style-name="P1"><text:span text:style-name="T2">}</text:span></text:p>
      <text:p text:style-name="P1"><text:span text:style-name="T2"/></text:p>
      <text:p text:style-name="P1"><text:span text:style-name="T2"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6"><text:span text:style-name="T3">PomXml: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&lt;</text:span><text:span text:style-name="T6">project</text:span><text:span text:style-name="T2"> </text:span><text:span text:style-name="T7">xmlns</text:span><text:span text:style-name="T2">=</text:span><text:span text:style-name="T7">"</text:span><text:span text:style-name="T8">http://maven.apache.org/POM/4.0.0</text:span><text:span text:style-name="T7">"</text:span><text:span text:style-name="T2"> </text:span><text:span text:style-name="T7">xmlns:xsi</text:span><text:span text:style-name="T2">=</text:span><text:span text:style-name="T7">"</text:span><text:span text:style-name="T8">http://www.w3.org/2001/XMLSchema-instance</text:span><text:span text:style-name="T7">"</text:span><text:span text:style-name="T2"> </text:span><text:span text:style-name="T7">xsi:schemaLocation</text:span><text:span text:style-name="T2">=</text:span><text:span text:style-name="T7">"</text:span><text:span text:style-name="T8">http://maven.apache.org/POM/4.0.0 </text:span><text:span text:style-name="T9">https://maven.apache.org/xsd/maven-4.0.0.xsd</text:span><text:span text:style-name="T7">"</text:span><text:span text:style-name="T2">&gt;</text:span></text:p>
      <text:p text:style-name="P5"><text:span text:style-name="T2"><text:s text:c="2"/>&lt;</text:span><text:span text:style-name="T6">modelVersion</text:span><text:span text:style-name="T2">&gt;4.0.0&lt;/</text:span><text:span text:style-name="T6">modelVersion</text:span><text:span text:style-name="T2">&gt;</text:span></text:p>
      <text:p text:style-name="P5"><text:span text:style-name="T2"><text:s text:c="2"/>&lt;</text:span><text:span text:style-name="T6">groupId</text:span><text:span text:style-name="T2">&gt;CAPSTONE_onlineportal&lt;/</text:span><text:span text:style-name="T6">groupId</text:span><text:span text:style-name="T2">&gt;</text:span></text:p>
      <text:p text:style-name="P5"><text:span text:style-name="T2"><text:s text:c="2"/>&lt;</text:span><text:span text:style-name="T6">artifactId</text:span><text:span text:style-name="T2">&gt;CAPSTONE_onlineportal&lt;/</text:span><text:span text:style-name="T6">artifactId</text:span><text:span text:style-name="T2">&gt;</text:span></text:p>
      <text:p text:style-name="P5"><text:span text:style-name="T2"><text:s text:c="2"/>&lt;</text:span><text:span text:style-name="T6">version</text:span><text:span text:style-name="T2">&gt;0.0.1-SNAPSHOT&lt;/</text:span><text:span text:style-name="T6">version</text:span><text:span text:style-name="T2">&gt;</text:span></text:p>
      <text:p text:style-name="P5"><text:span text:style-name="T2"><text:s text:c="2"/></text:span></text:p>
      <text:p text:style-name="P5"><text:span text:style-name="T2"><text:s text:c="2"/>&lt;</text:span><text:span text:style-name="T6">dependencies</text:span><text:span text:style-name="T2">&gt;</text:span></text:p>
      <text:p text:style-name="P5"><text:span text:style-name="T2"><text:s text:c="2"/></text:span></text:p>
      <text:p text:style-name="P5"><text:span text:style-name="T2"><text:s text:c="2"/></text:span><text:span text:style-name="T7">&lt;!-- Source: https://mvnrepository.com/artifact/org.testng/testng --&gt;</text:span></text:p>
      <text:p text:style-name="P5"><text:span text:style-name="T2">&lt;</text:span><text:span text:style-name="T6">dependency</text:span><text:span text:style-name="T2">&gt;</text:span></text:p>
      <text:p text:style-name="P5"><text:span text:style-name="T2"><text:s text:c="4"/>&lt;</text:span><text:span text:style-name="T6">groupId</text:span><text:span text:style-name="T2">&gt;org.testng&lt;/</text:span><text:span text:style-name="T6">groupId</text:span><text:span text:style-name="T2">&gt;</text:span></text:p>
      <text:p text:style-name="P5"><text:span text:style-name="T2"><text:s text:c="4"/>&lt;</text:span><text:span text:style-name="T6">artifactId</text:span><text:span text:style-name="T2">&gt;testng&lt;/</text:span><text:span text:style-name="T6">artifactId</text:span><text:span text:style-name="T2">&gt;</text:span></text:p>
      <text:p text:style-name="P5"><text:span text:style-name="T2"><text:s text:c="4"/>&lt;</text:span><text:span text:style-name="T6">version</text:span><text:span text:style-name="T2">&gt;7.12.0&lt;/</text:span><text:span text:style-name="T6">version</text:span><text:span text:style-name="T2">&gt;</text:span></text:p>
      <text:p text:style-name="P5"><text:span text:style-name="T2"><text:s text:c="4"/>&lt;</text:span><text:span text:style-name="T6">scope</text:span><text:span text:style-name="T2">&gt;test&lt;/</text:span><text:span text:style-name="T6">scope</text:span><text:span text:style-name="T2">&gt;</text:span></text:p>
      <text:p text:style-name="P5"><text:span text:style-name="T2">&lt;/</text:span><text:span text:style-name="T6">dependency</text:span><text:span text:style-name="T2">&gt;</text:span></text:p>
      <text:p text:style-name="P3"/>
      <text:p text:style-name="P5"><text:span text:style-name="T7">&lt;!-- Source: https://mvnrepository.com/artifact/io.cucumber/cucumber-java --&gt;</text:span></text:p>
      <text:p text:style-name="P5"><text:span text:style-name="T2">&lt;</text:span><text:span text:style-name="T6">dependency</text:span><text:span text:style-name="T2">&gt;</text:span></text:p>
      <text:p text:style-name="P5"><text:soft-page-break/><text:span text:style-name="T2"><text:s text:c="4"/>&lt;</text:span><text:span text:style-name="T6">groupId</text:span><text:span text:style-name="T2">&gt;io.cucumber&lt;/</text:span><text:span text:style-name="T6">groupId</text:span><text:span text:style-name="T2">&gt;</text:span></text:p>
      <text:p text:style-name="P5"><text:span text:style-name="T2"><text:s text:c="4"/>&lt;</text:span><text:span text:style-name="T6">artifactId</text:span><text:span text:style-name="T2">&gt;cucumber-java&lt;/</text:span><text:span text:style-name="T6">artifactId</text:span><text:span text:style-name="T2">&gt;</text:span></text:p>
      <text:p text:style-name="P5"><text:span text:style-name="T2"><text:s text:c="4"/>&lt;</text:span><text:span text:style-name="T6">version</text:span><text:span text:style-name="T2">&gt;7.34.2&lt;/</text:span><text:span text:style-name="T6">version</text:span><text:span text:style-name="T2">&gt;</text:span></text:p>
      <text:p text:style-name="P5"><text:span text:style-name="T2"><text:s text:c="4"/>&lt;</text:span><text:span text:style-name="T6">scope</text:span><text:span text:style-name="T2">&gt;compile&lt;/</text:span><text:span text:style-name="T6">scope</text:span><text:span text:style-name="T2">&gt;</text:span></text:p>
      <text:p text:style-name="P5"><text:span text:style-name="T2">&lt;/</text:span><text:span text:style-name="T6">dependency</text:span><text:span text:style-name="T2">&gt;</text:span></text:p>
      <text:p text:style-name="P3"/>
      <text:p text:style-name="P5"><text:span text:style-name="T7">&lt;!-- Source: https://mvnrepository.com/artifact/io.cucumber/cucumber-testng --&gt;</text:span></text:p>
      <text:p text:style-name="P5"><text:span text:style-name="T2">&lt;</text:span><text:span text:style-name="T6">dependency</text:span><text:span text:style-name="T2">&gt;</text:span></text:p>
      <text:p text:style-name="P5"><text:span text:style-name="T2"><text:s text:c="4"/>&lt;</text:span><text:span text:style-name="T6">groupId</text:span><text:span text:style-name="T2">&gt;io.cucumber&lt;/</text:span><text:span text:style-name="T6">groupId</text:span><text:span text:style-name="T2">&gt;</text:span></text:p>
      <text:p text:style-name="P5"><text:span text:style-name="T2"><text:s text:c="4"/>&lt;</text:span><text:span text:style-name="T6">artifactId</text:span><text:span text:style-name="T2">&gt;cucumber-testng&lt;/</text:span><text:span text:style-name="T6">artifactId</text:span><text:span text:style-name="T2">&gt;</text:span></text:p>
      <text:p text:style-name="P5"><text:span text:style-name="T2"><text:s text:c="4"/>&lt;</text:span><text:span text:style-name="T6">version</text:span><text:span text:style-name="T2">&gt;7.34.2&lt;/</text:span><text:span text:style-name="T6">version</text:span><text:span text:style-name="T2">&gt;</text:span></text:p>
      <text:p text:style-name="P5"><text:span text:style-name="T2"><text:s text:c="4"/>&lt;</text:span><text:span text:style-name="T6">scope</text:span><text:span text:style-name="T2">&gt;compile&lt;/</text:span><text:span text:style-name="T6">scope</text:span><text:span text:style-name="T2">&gt;</text:span></text:p>
      <text:p text:style-name="P5"><text:span text:style-name="T2">&lt;/</text:span><text:span text:style-name="T6">dependency</text:span><text:span text:style-name="T2">&gt;</text:span></text:p>
      <text:p text:style-name="P3"/>
      <text:p text:style-name="P5"><text:span text:style-name="T7">&lt;!-- Source: https://mvnrepository.com/artifact/org.seleniumhq.selenium/selenium-java --&gt;</text:span></text:p>
      <text:p text:style-name="P5"><text:span text:style-name="T2">&lt;</text:span><text:span text:style-name="T6">dependency</text:span><text:span text:style-name="T2">&gt;</text:span></text:p>
      <text:p text:style-name="P5"><text:span text:style-name="T2"><text:s text:c="4"/>&lt;</text:span><text:span text:style-name="T6">groupId</text:span><text:span text:style-name="T2">&gt;org.seleniumhq.selenium&lt;/</text:span><text:span text:style-name="T6">groupId</text:span><text:span text:style-name="T2">&gt;</text:span></text:p>
      <text:p text:style-name="P5"><text:span text:style-name="T2"><text:s text:c="4"/>&lt;</text:span><text:span text:style-name="T6">artifactId</text:span><text:span text:style-name="T2">&gt;selenium-java&lt;/</text:span><text:span text:style-name="T6">artifactId</text:span><text:span text:style-name="T2">&gt;</text:span></text:p>
      <text:p text:style-name="P5"><text:span text:style-name="T2"><text:s text:c="4"/>&lt;</text:span><text:span text:style-name="T6">version</text:span><text:span text:style-name="T2">&gt;4.13.0&lt;/</text:span><text:span text:style-name="T6">version</text:span><text:span text:style-name="T2">&gt;</text:span></text:p>
      <text:p text:style-name="P5"><text:span text:style-name="T2"><text:s text:c="4"/>&lt;</text:span><text:span text:style-name="T6">scope</text:span><text:span text:style-name="T2">&gt;compile&lt;/</text:span><text:span text:style-name="T6">scope</text:span><text:span text:style-name="T2">&gt;</text:span></text:p>
      <text:p text:style-name="P5"><text:span text:style-name="T2">&lt;/</text:span><text:span text:style-name="T6">dependency</text:span><text:span text:style-name="T2">&gt;</text:span></text:p>
      <text:p text:style-name="P5"><text:span text:style-name="T2"><text:s text:c="2"/></text:span></text:p>
      <text:p text:style-name="P5"><text:span text:style-name="T2"><text:s text:c="2"/>&lt;/</text:span><text:span text:style-name="T6">dependencies</text:span><text:span text:style-name="T2">&gt;</text:span></text:p>
      <text:p text:style-name="P5"><text:span text:style-name="T2"><text:s text:c="2"/></text:span></text:p>
      <text:p text:style-name="P5"><text:span text:style-name="T2"><text:s text:c="2"/>&lt;</text:span><text:span text:style-name="T6">properties</text:span><text:span text:style-name="T2">&gt;</text:span></text:p>
      <text:p text:style-name="P5"><text:span text:style-name="T2">&lt;</text:span><text:span text:style-name="T6">maven.compiler.target</text:span><text:span text:style-name="T2">&gt;17&lt;/</text:span><text:span text:style-name="T6">maven.compiler.target</text:span><text:span text:style-name="T2">&gt;</text:span></text:p>
      <text:p text:style-name="P5"><text:span text:style-name="T2">&lt;</text:span><text:span text:style-name="T6">maven.compiler.source</text:span><text:span text:style-name="T2">&gt;17&lt;/</text:span><text:span text:style-name="T6">maven.compiler.source</text:span><text:span text:style-name="T2">&gt;</text:span></text:p>
      <text:p text:style-name="P5"><text:span text:style-name="T2">&lt;/</text:span><text:span text:style-name="T6">properties</text:span><text:span text:style-name="T2">&gt;</text:span></text:p>
      <text:p text:style-name="P3"/>
      <text:p text:style-name="P1"><text:span text:style-name="T2">&lt;/</text:span><text:span text:style-name="T6">project</text:span><text:span text:style-name="T2">&gt;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/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oft-page-break/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6:17:26.863417312</meta:creation-date>
    <dc:date>2026-02-12T06:37:15.186432578</dc:date>
    <meta:editing-duration>PT9M38S</meta:editing-duration>
    <meta:editing-cycles>1</meta:editing-cycles>
    <meta:document-statistic meta:table-count="0" meta:image-count="0" meta:object-count="0" meta:page-count="6" meta:paragraph-count="245" meta:word-count="447" meta:character-count="7005" meta:non-whitespace-character-count="6342"/>
    <meta:generator>LibreOffice/7.3.7.2$Linux_X86_64 LibreOffice_project/30$Build-2</meta:generator>
  </office:meta>
</office:document-meta>
</file>